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100pt" style:font-size-asian="100pt" style:font-size-complex="100pt"/>
    </style:style>
    <style:style style:name="T1" style:family="text">
      <style:text-properties fo:font-size="100pt" style:font-size-asian="100pt" style:font-size-complex="1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omplx plugin system<text:tab/></text:p>
          </draw:text-box>
        </draw:frame>
        <draw:frame presentation:style-name="pr2" draw:layer="layout" svg:width="25.199cm" svg:height="12.179cm" svg:x="1.4cm" svg:y="4.914cm" presentation:class="subtitle">
          <draw:text-box>
            <text:p>Extending an imaginary machin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You can extend complx with plugins written in C++</text:p>
              </text:list-item>
              <text:list-item>
                <text:p>Add new devices (a screen, a clock, etc) new instructions (only 1), and new trap subroutines, extend the assembler (somewhat!) and much more!</text:p>
              </text:list-item>
              <text:list-item>
                <text:p>Can use in assembly code with the ;@plugin comm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rchitecture</text:p>
          </draw:text-box>
        </draw:frame>
        <draw:custom-shape draw:style-name="gr2" draw:text-style-name="P1" draw:layer="layout" svg:width="3.556cm" svg:height="2.794cm" svg:x="3.302cm" svg:y="4.826cm">
          <text:p text:style-name="P1">complx</text:p>
          <draw:enhanced-geometry svg:viewBox="0 0 21600 21600" draw:type="rectangle" draw:enhanced-path="M 0 0 L 21600 0 21600 21600 0 21600 0 0 Z N"/>
        </draw:custom-shape>
        <draw:custom-shape draw:style-name="gr2" draw:text-style-name="P1" draw:layer="layout" svg:width="4.064cm" svg:height="2.794cm" svg:x="8.636cm" svg:y="4.826cm">
          <text:p text:style-name="P1">lc3runner</text:p>
          <draw:enhanced-geometry svg:viewBox="0 0 21600 21600" draw:type="rectangle" draw:enhanced-path="M 0 0 L 21600 0 21600 21600 0 21600 0 0 Z N"/>
        </draw:custom-shape>
        <draw:custom-shape draw:style-name="gr2" draw:text-style-name="P1" draw:layer="layout" svg:width="4.318cm" svg:height="2.794cm" svg:x="13.97cm" svg:y="4.826cm">
          <text:p text:style-name="P1">lc3test</text:p>
          <draw:enhanced-geometry svg:viewBox="0 0 21600 21600" draw:type="rectangle" draw:enhanced-path="M 0 0 L 21600 0 21600 21600 0 21600 0 0 Z N"/>
        </draw:custom-shape>
        <draw:custom-shape draw:style-name="gr2" draw:text-style-name="P1" draw:layer="layout" svg:width="3.302cm" svg:height="2.794cm" svg:x="19.558cm" svg:y="4.826cm">
          <text:p text:style-name="P1">as2obj</text:p>
          <draw:enhanced-geometry svg:viewBox="0 0 21600 21600" draw:type="rectangle" draw:enhanced-path="M 0 0 L 21600 0 21600 21600 0 21600 0 0 Z N"/>
        </draw:custom-shape>
        <draw:line draw:style-name="gr3" draw:text-style-name="P1" draw:layer="layout" svg:x1="0cm" svg:y1="8.636cm" svg:x2="28cm" svg:y2="8.636cm">
          <text:p/>
        </draw:line>
        <draw:custom-shape draw:style-name="gr2" draw:text-style-name="P1" draw:layer="layout" svg:width="25.654cm" svg:height="2.794cm" svg:x="1.524cm" svg:y="9.906cm">
          <text:p text:style-name="P1">liblc3.so</text:p>
          <draw:enhanced-geometry svg:viewBox="0 0 21600 21600" draw:type="rectangle" draw:enhanced-path="M 0 0 L 21600 0 21600 21600 0 21600 0 0 Z N"/>
        </draw:custom-shape>
        <draw:line draw:style-name="gr3" draw:text-style-name="P1" draw:layer="layout" svg:x1="0cm" svg:y1="14.986cm" svg:x2="28cm" svg:y2="14.986cm">
          <text:p/>
        </draw:line>
        <draw:custom-shape draw:style-name="gr2" draw:text-style-name="P1" draw:layer="layout" svg:width="3.556cm" svg:height="2.286cm" svg:x="1.778cm" svg:y="17.018cm">
          <text:p text:style-name="P1">Instruction</text:p>
          <text:p text:style-name="P1">Plugin</text:p>
          <draw:enhanced-geometry svg:viewBox="0 0 21600 21600" draw:type="rectangle" draw:enhanced-path="M 0 0 L 21600 0 21600 21600 0 21600 0 0 Z N"/>
        </draw:custom-shape>
        <draw:custom-shape draw:style-name="gr2" draw:text-style-name="P1" draw:layer="layout" svg:width="3.81cm" svg:height="2.286cm" svg:x="6.858cm" svg:y="17.018cm">
          <text:p text:style-name="P1">Device</text:p>
          <text:p text:style-name="P1">Register</text:p>
          <text:p text:style-name="P1">Plugin</text:p>
          <draw:enhanced-geometry svg:viewBox="0 0 21600 21600" draw:type="rectangle" draw:enhanced-path="M 0 0 L 21600 0 21600 21600 0 21600 0 0 Z N"/>
        </draw:custom-shape>
        <draw:custom-shape draw:style-name="gr2" draw:text-style-name="P1" draw:layer="layout" svg:width="3.302cm" svg:height="2.286cm" svg:x="12.446cm" svg:y="17.018cm">
          <text:p text:style-name="P1">Trap</text:p>
          <text:p text:style-name="P1">Subroutine</text:p>
          <text:p text:style-name="P1">Plugin</text:p>
          <draw:enhanced-geometry svg:viewBox="0 0 21600 21600" draw:type="rectangle" draw:enhanced-path="M 0 0 L 21600 0 21600 21600 0 21600 0 0 Z N"/>
        </draw:custom-shape>
        <draw:line draw:style-name="gr3" draw:text-style-name="P1" draw:layer="layout" svg:x1="5.588cm" svg:y1="7.62cm" svg:x2="5.842cm" svg:y2="9.906cm">
          <text:p/>
        </draw:line>
        <draw:line draw:style-name="gr3" draw:text-style-name="P1" draw:layer="layout" svg:x1="11.176cm" svg:y1="7.62cm" svg:x2="11.684cm" svg:y2="9.906cm">
          <text:p/>
        </draw:line>
        <draw:line draw:style-name="gr3" draw:text-style-name="P1" draw:layer="layout" svg:x1="16.764cm" svg:y1="7.62cm" svg:x2="16.51cm" svg:y2="9.906cm">
          <text:p/>
        </draw:line>
        <draw:line draw:style-name="gr3" draw:text-style-name="P1" draw:layer="layout" svg:x1="21.844cm" svg:y1="7.62cm" svg:x2="20.828cm" svg:y2="9.906cm">
          <text:p/>
        </draw:line>
        <draw:line draw:style-name="gr3" draw:text-style-name="P1" draw:layer="layout" svg:x1="5.334cm" svg:y1="12.7cm" svg:x2="4.318cm" svg:y2="17.018cm">
          <text:p/>
        </draw:line>
        <draw:line draw:style-name="gr3" draw:text-style-name="P1" draw:layer="layout" svg:x1="9.652cm" svg:y1="12.7cm" svg:x2="8.89cm" svg:y2="17.018cm">
          <text:p/>
        </draw:line>
        <draw:line draw:style-name="gr3" draw:text-style-name="P1" draw:layer="layout" svg:x1="14.224cm" svg:y1="12.7cm" svg:x2="14.224cm" svg:y2="17.018cm">
          <text:p/>
        </draw:line>
        <draw:custom-shape draw:style-name="gr2" draw:text-style-name="P1" draw:layer="layout" svg:width="3.048cm" svg:height="2.032cm" svg:x="2.286cm" svg:y="10.414cm">
          <text:p text:style-name="P1">LC3 State</text:p>
          <draw:enhanced-geometry svg:viewBox="0 0 21600 21600" draw:type="rectangle" draw:enhanced-path="M 0 0 L 21600 0 21600 21600 0 21600 0 0 Z N"/>
        </draw:custom-shape>
        <draw:custom-shape draw:style-name="gr2" draw:text-style-name="P1" draw:layer="layout" svg:width="3.048cm" svg:height="2.032cm" svg:x="5.842cm" svg:y="10.414cm">
          <text:p text:style-name="P1">Instruction</text:p>
          <text:p text:style-name="P1">Executor</text:p>
          <draw:enhanced-geometry svg:viewBox="0 0 21600 21600" draw:type="rectangle" draw:enhanced-path="M 0 0 L 21600 0 21600 21600 0 21600 0 0 Z N"/>
        </draw:custom-shape>
        <draw:custom-shape draw:style-name="gr2" draw:text-style-name="P1" draw:layer="layout" svg:width="3.81cm" svg:height="2.032cm" svg:x="16.002cm" svg:y="10.16cm">
          <text:p text:style-name="P1">Debugging</text:p>
          <text:p text:style-name="P1">Info</text:p>
          <draw:enhanced-geometry svg:viewBox="0 0 21600 21600" draw:type="rectangle" draw:enhanced-path="M 0 0 L 21600 0 21600 21600 0 21600 0 0 Z N"/>
        </draw:custom-shape>
        <draw:custom-shape draw:style-name="gr2" draw:text-style-name="P1" draw:layer="layout" svg:width="3.048cm" svg:height="2.032cm" svg:x="20.32cm" svg:y="10.16cm">
          <text:p text:style-name="P1">Assembler</text:p>
          <draw:enhanced-geometry svg:viewBox="0 0 21600 21600" draw:type="rectangle" draw:enhanced-path="M 0 0 L 21600 0 21600 21600 0 21600 0 0 Z N"/>
        </draw:custom-shape>
        <draw:frame draw:style-name="gr4" draw:layer="layout" svg:width="3.249cm" svg:height="0.962cm" svg:x="24.437cm" svg:y="7.366cm">
          <draw:text-box>
            <text:p>Programs</text:p>
          </draw:text-box>
        </draw:frame>
        <draw:frame draw:style-name="gr4" draw:layer="layout" svg:width="5.358cm" svg:height="0.962cm" svg:x="22.86cm" svg:y="13.97cm">
          <draw:text-box>
            <text:p>Backend libraries</text:p>
          </draw:text-box>
        </draw:frame>
        <draw:frame draw:style-name="gr4" draw:layer="layout" svg:width="3.533cm" svg:height="0.962cm" svg:x="24.467cm" svg:y="20.066cm">
          <draw:text-box>
            <text:p>Third party</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ree main types of plugins</text:p>
          </draw:text-box>
        </draw:frame>
        <draw:frame presentation:style-name="pr4" draw:layer="layout" svg:width="25.199cm" svg:height="12.179cm" svg:x="1.4cm" svg:y="4.914cm" presentation:class="outline">
          <draw:text-box>
            <text:list text:style-name="L2">
              <text:list-item>
                <text:p>Instruction plugins modify the undefined/error instruction in LC3 to make it do something else. Can only have one in use at a time.</text:p>
              </text:list-item>
              <text:list-item>
                <text:p>Device Register plugins act as a new device register any reads/writes to a specified memory address will do whatever you want. <text:s/>Akin to KBSR, KBDR, DSR, DDR, and MCR.</text:p>
              </text:list-item>
              <text:list-item>
                <text:p>Trap Subroutine plugins act as a new Trap anytime its called it will do whatever you want. <text:s/>Akin to GETC, OUT, IN, PUTS, PUTSP, and HALT</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How to implement a plugin</text:p>
          </draw:text-box>
        </draw:frame>
        <draw:frame presentation:style-name="pr4" draw:layer="layout" svg:width="25.199cm" svg:height="12.179cm" svg:x="1.4cm" svg:y="4.914cm" presentation:class="outline">
          <draw:text-box>
            <text:list text:style-name="L2">
              <text:list-item>
                <text:p>First derive a class from either Plugin, InstructionPlugin, DeviceRegisterPlugin, or TrapSubroutinePlugin depending on functionality needed.</text:p>
              </text:list-item>
              <text:list-item>
                <text:p>Implement the functions desired, including all pure virtual functions.</text:p>
              </text:list-item>
              <text:list-item>
                <text:p>Next implement create_plugin of this signature</text:p>
                <text:list>
                  <text:list-item>
                    <text:p>Plugin* create_plugin(const PluginParams&amp; params)</text:p>
                  </text:list-item>
                  <text:list-item>
                    <text:p>Params will contain a map of all parameters passed in on creation (see lc3_params.hpp for reading them in).</text:p>
                  </text:list-item>
                  <text:list-item>
                    <text:p>Ensure that there is only one instance of any plugin created.</text:p>
                  </text:list-item>
                </text:list>
              </text:list-item>
              <text:list-item>
                <text:p>And a corresponding destroy_plugin of this signature</text:p>
                <text:list>
                  <text:list-item>
                    <text:p>void destroy_plugin(Plugin* plugin)</text:p>
                  </text:list-item>
                  <text:list-item>
                    <text:p>Handle freeing any additional memory used by your plugin</text:p>
                  </text:list-item>
                </text:list>
              </text:list-item>
              <text:list-item>
                <text:p>Be sure to extern “C” the create/destroy plugin declarations to prevent C++'s name mangling.</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ompiling / Linking your plugin</text:p>
          </draw:text-box>
        </draw:frame>
        <draw:frame presentation:style-name="pr4" draw:layer="layout" svg:width="25.199cm" svg:height="12.179cm" svg:x="1.4cm" svg:y="4.914cm" presentation:class="outline">
          <draw:text-box>
            <text:list text:style-name="L2">
              <text:list-item>
                <text:p>Must link with liblc3</text:p>
              </text:list-item>
              <text:list-item>
                <text:p>Simple makefile target</text:p>
                <text:list>
                  <text:list-item>
                    <text:p>libmyplugin.so : myplugin.o</text:p>
                    <text:list>
                      <text:list-header>
                        <text:p>g++ fPIC -Wall -shared -Wl,-soname,$@ $^ -o $@ -llc3</text:p>
                      </text:list-header>
                    </text:list>
                  </text:list-item>
                </text:list>
              </text:list-item>
              <text:list-item>
                <text:p>Install it in /usr/lib or /usr/local/lib</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xample Trap Plugin UDIV </text:p>
          </draw:text-box>
        </draw:frame>
        <draw:frame presentation:style-name="pr4" draw:layer="layout" svg:width="25.199cm" svg:height="12.179cm" svg:x="1.4cm" svg:y="4.914cm" presentation:class="outline">
          <draw:text-box>
            <text:list text:style-name="L2">
              <text:list-item>
                <text:p>Specifications</text:p>
                <text:list>
                  <text:list-item>
                    <text:p>UDIV is a subroutine that performs division and modulus.</text:p>
                  </text:list-item>
                  <text:list-item>
                    <text:p>Inputs R0 = n, R1 = d</text:p>
                  </text:list-item>
                  <text:list-item>
                    <text:p>Outputs R0 = n / d, R1 = n % d</text:p>
                    <text:p/>
                  </text:list-item>
                </text:list>
              </text:list-item>
              <text:list-item>
                <text:p>Usage (creation)</text:p>
                <text:list>
                  <text:list-item>
                    <text:p>;@plugin filename=lc3_udiv vector=x80</text:p>
                  </text:list-item>
                  <text:list-item>
                    <text:p>1 parameter where to put the trap vector.</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Implementation of UDIV</text:p>
          </draw:text-box>
        </draw:frame>
        <draw:frame presentation:style-name="pr4" draw:layer="layout" svg:width="25.199cm" svg:height="12.179cm" svg:x="1.4cm" svg:y="4.914cm" presentation:class="outline">
          <draw:text-box>
            <text:list text:style-name="L2">
              <text:list-item>
                <text:p>class and create/destroy plugin functions</text:p>
                <text:list>
                  <text:list-header>
                    <text:p>class UdivPlugin : public TrapFunctionPlugin</text:p>
                    <text:p>{</text:p>
                    <text:p><text:s text:c="4"/>public:</text:p>
                    <text:p><text:s text:c="8"/>UdivPlugin(unsigned char vector);</text:p>
                    <text:p><text:s text:c="8"/>~UdivPlugin();</text:p>
                    <text:p><text:s text:c="8"/>std::string GetTrapName() const;</text:p>
                    <text:p><text:s text:c="8"/>void OnExecute(lc3_state&amp; state, lc3_state_change&amp; changes);</text:p>
                    <text:p>};</text:p>
                    <text:p/>
                    <text:p>extern "C" Plugin* create_plugin(const PluginParams&amp; params);</text:p>
                    <text:p>extern "C" void destroy_plugin(Plugin* ptr);</text:p>
                  </text:list-header>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mplementation of UDIV II</text:p>
          </draw:text-box>
        </draw:frame>
        <draw:frame presentation:style-name="pr4" draw:layer="layout" svg:width="25.199cm" svg:height="12.179cm" svg:x="1.4cm" svg:y="4.914cm" presentation:class="outline">
          <draw:text-box>
            <text:list text:style-name="L2">
              <text:list-header>
                <text:p>Plugin* create_plugin(const PluginParams&amp; params)</text:p>
                <text:p>{</text:p>
                <text:p><text:s text:c="4"/>if (instance != NULL)</text:p>
                <text:p><text:s text:c="8"/>return instance;</text:p>
                <text:p/>
                <text:p><text:s text:c="4"/>unsigned char vector;</text:p>
                <text:p><text:s text:c="4"/>if (!lc3_params_read_uchar(params, "vector", vector))</text:p>
                <text:p><text:s text:c="4"/>{</text:p>
                <text:p><text:s text:c="8"/>fprintf(stderr, "Vector param (vector) not given or in incorrect format: %s\n", lc3_params_get_value(params, "vector").c_str());</text:p>
                <text:p><text:s text:c="8"/>return NULL;</text:p>
                <text:p><text:s text:c="4"/>}</text:p>
                <text:p/>
                <text:p><text:s text:c="4"/>instance = new UdivPlugin(vector);</text:p>
                <text:p><text:s text:c="4"/>return instance;</text:p>
                <text:p>}</text:p>
              </text:list-header>
            </text:list>
          </draw:text-box>
        </draw:frame>
        <draw:custom-shape draw:style-name="gr2" draw:text-style-name="P1" draw:layer="layout" svg:width="10.414cm" svg:height="1.778cm" svg:x="10.668cm" svg:y="6.096cm">
          <text:p text:style-name="P1">Ensure only one instance is created</text:p>
          <draw:enhanced-geometry svg:viewBox="0 0 21600 21600" draw:type="rectangle" draw:enhanced-path="M 0 0 L 21600 0 21600 21600 0 21600 0 0 Z N"/>
        </draw:custom-shape>
        <draw:line draw:style-name="gr5" draw:text-style-name="P1" draw:layer="layout" svg:x1="10.668cm" svg:y1="7.112cm" svg:x2="7.366cm" svg:y2="7.112cm">
          <text:p/>
        </draw:line>
        <draw:custom-shape draw:style-name="gr2" draw:text-style-name="P1" draw:layer="layout" svg:width="7.62cm" svg:height="3.556cm" svg:x="18.034cm" svg:y="13.208cm">
          <text:p text:style-name="P1">Parameter handling</text:p>
          <draw:enhanced-geometry svg:viewBox="0 0 21600 21600" draw:type="rectangle" draw:enhanced-path="M 0 0 L 21600 0 21600 21600 0 21600 0 0 Z N"/>
        </draw:custom-shape>
        <draw:line draw:style-name="gr5" draw:text-style-name="P1" draw:layer="layout" svg:x1="18.796cm" svg:y1="13.208cm" svg:x2="12.954cm" svg:y2="12.192cm">
          <text:p/>
        </draw:line>
        <draw:custom-shape draw:style-name="gr2" draw:text-style-name="P1" draw:layer="layout" svg:width="6.35cm" svg:height="2.032cm" svg:x="8.636cm" svg:y="17.526cm">
          <text:p text:style-name="P1">Creation successful</text:p>
          <draw:enhanced-geometry svg:viewBox="0 0 21600 21600" draw:type="rectangle" draw:enhanced-path="M 0 0 L 21600 0 21600 21600 0 21600 0 0 Z N"/>
        </draw:custom-shape>
        <draw:line draw:style-name="gr5" draw:text-style-name="P1" draw:layer="layout" svg:x1="10.16cm" svg:y1="17.526cm" svg:x2="7.874cm" svg:y2="15.748cm">
          <text:p/>
        </draw:lin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mplementation of UDIV III</text:p>
          </draw:text-box>
        </draw:frame>
        <draw:frame presentation:style-name="pr4" draw:layer="layout" svg:width="25.199cm" svg:height="12.179cm" svg:x="1.4cm" svg:y="4.914cm" presentation:class="outline">
          <draw:text-box>
            <text:list text:style-name="L2">
              <text:list-header>
                <text:p>void destroy_plugin(Plugin* ptr)</text:p>
                <text:p>{</text:p>
                <text:p><text:s text:c="4"/>if (ptr == instance)</text:p>
                <text:p><text:s text:c="4"/>{</text:p>
                <text:p><text:s text:c="8"/>delete instance;</text:p>
                <text:p><text:s text:c="8"/>instance = NULL;</text:p>
                <text:p><text:s text:c="4"/>}</text:p>
                <text:p>}</text:p>
              </text:list-header>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mplementation of UDIV IV</text:p>
          </draw:text-box>
        </draw:frame>
        <draw:frame presentation:style-name="pr4" draw:layer="layout" svg:width="25.199cm" svg:height="12.179cm" svg:x="1.4cm" svg:y="4.914cm" presentation:class="outline">
          <draw:text-box>
            <text:list text:style-name="L2">
              <text:list-item>
                <text:p>When the program is assembled whenever it sees a comment with @plugin and the plugin is findable in the path it searches for library files (ex. /usr/lib, /usr/local/lib) it will load it and immediately call create_plugin.</text:p>
              </text:list-item>
              <text:list-item>
                <text:p>If the return value is non null then it will query the type of plugin and install it automatically binding it to the trap vector, if it can not then it will throw an error</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Implementation of UDIV V</text:p>
          </draw:text-box>
        </draw:frame>
        <draw:frame presentation:style-name="pr4" draw:layer="layout" svg:width="25.199cm" svg:height="12.179cm" svg:x="1.4cm" svg:y="4.914cm" presentation:class="outline">
          <draw:text-box>
            <text:list text:style-name="L2">
              <text:list-item>
                <text:p>UdivPlugin::UdivPlugin(unsigned char vector) : TrapFunctionPlugin(UDIV_MAJOR_VERSION, UDIV_MINOR_VERSION, "Division and Modulus Trap", vector) {}</text:p>
              </text:list-item>
              <text:list-item>
                <text:p>UdivPlugin::~UdivPlugin() {}</text:p>
              </text:list-item>
              <text:list-item>
                <text:p>std::string UdivPlugin::GetTrapName() const</text:p>
                <text:p>{</text:p>
                <text:p><text:s text:c="4"/>return "UDIV";</text:p>
                <text:p>}</text:p>
              </text:list-item>
            </text:list>
          </draw:text-box>
        </draw:frame>
        <draw:custom-shape draw:style-name="gr2" draw:text-style-name="P1" draw:layer="layout" svg:width="14.732cm" svg:height="3.302cm" svg:x="11.684cm" svg:y="13.97cm">
          <text:p text:style-name="P1">Note to the assembler</text:p>
          <text:p text:style-name="P1">Saying UDIV will now assemble</text:p>
          <text:p text:style-name="P1">To a trap instruction with vector found in parameter </text:p>
          <draw:enhanced-geometry svg:viewBox="0 0 21600 21600" draw:type="rectangle" draw:enhanced-path="M 0 0 L 21600 0 21600 21600 0 21600 0 0 Z N"/>
        </draw:custom-shape>
        <draw:line draw:style-name="gr5" draw:text-style-name="P1" draw:layer="layout" svg:x1="11.684cm" svg:y1="15.494cm" svg:x2="9.652cm" svg:y2="14.986cm">
          <text:p/>
        </draw:lin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Implementation of UDIV VI </text:p>
          </draw:text-box>
        </draw:frame>
        <draw:frame presentation:style-name="pr4" draw:layer="layout" svg:width="25.199cm" svg:height="12.179cm" svg:x="1.4cm" svg:y="4.914cm" presentation:class="outline">
          <draw:text-box>
            <text:list text:style-name="L2">
              <text:list-header>
                <text:p>void UdivPlugin::OnExecute(lc3_state&amp; state, lc3_state_change&amp; changes)</text:p>
                <text:p>{</text:p>
                <text:p><text:s text:c="4"/>changes.changes = LC3_MULTI_CHANGE;</text:p>
                <text:p><text:s text:c="4"/>changes.info.push_back((lc3_change_info) {true, 0, (unsigned short)state.regs[0]});</text:p>
                <text:p><text:s text:c="4"/>changes.info.push_back((lc3_change_info) {true, 1, (unsigned short)state.regs[1]});</text:p>
                <text:p/>
                <text:p><text:s text:c="4"/>short r0 = state.regs[0];</text:p>
                <text:p><text:s text:c="4"/>short r1 = state.regs[1];</text:p>
                <text:p/>
                <text:p><text:s text:c="4"/>if (r1 != 0)</text:p>
                <text:p><text:s text:c="4"/>{</text:p>
                <text:p><text:s text:c="8"/>state.regs[0] = r0 / r1;</text:p>
                <text:p><text:s text:c="8"/>state.regs[1] = r0 % r1;</text:p>
                <text:p><text:s text:c="4"/>}</text:p>
                <text:p><text:s text:c="4"/>else</text:p>
                <text:p><text:s text:c="4"/>{</text:p>
                <text:p><text:s text:c="8"/>state.regs[0] = -1;</text:p>
                <text:p><text:s text:c="8"/>state.regs[1] = -1;</text:p>
                <text:p><text:s text:c="4"/>}</text:p>
                <text:p>}</text:p>
              </text:list-header>
            </text:list>
          </draw:text-box>
        </draw:frame>
        <draw:custom-shape draw:style-name="gr2" draw:text-style-name="P1" draw:layer="layout" svg:width="7.112cm" svg:height="2.032cm" svg:x="19.504cm" svg:y="6.096cm">
          <text:p text:style-name="P1">Being a good citizen</text:p>
          <text:p text:style-name="P1">Saves state of things</text:p>
          <text:p text:style-name="P1">That will change.</text:p>
          <draw:enhanced-geometry svg:viewBox="0 0 21600 21600" draw:type="rectangle" draw:enhanced-path="M 0 0 L 21600 0 21600 21600 0 21600 0 0 Z N"/>
        </draw:custom-shape>
        <draw:line draw:style-name="gr5" draw:text-style-name="P1" draw:layer="layout" svg:x1="19.404cm" svg:y1="7.112cm" svg:x2="16.864cm" svg:y2="7.112cm">
          <text:p/>
        </draw:line>
        <draw:custom-shape draw:style-name="gr2" draw:text-style-name="P1" draw:layer="layout" svg:width="8.382cm" svg:height="3.556cm" svg:x="14.732cm" svg:y="11.43cm">
          <text:p text:style-name="P1">The core of the code</text:p>
          <draw:enhanced-geometry svg:viewBox="0 0 21600 21600" draw:type="rectangle" draw:enhanced-path="M 0 0 L 21600 0 21600 21600 0 21600 0 0 Z N"/>
        </draw:custom-shape>
        <draw:line draw:style-name="gr5" draw:text-style-name="P1" draw:layer="layout" svg:x1="14.732cm" svg:y1="13.462cm" svg:x2="6.858cm" svg:y2="11.684cm">
          <text:p/>
        </draw:lin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lc3_state_change an aside</text:p>
          </draw:text-box>
        </draw:frame>
        <draw:frame presentation:style-name="pr4" draw:layer="layout" svg:width="25.199cm" svg:height="12.179cm" svg:x="1.4cm" svg:y="4.914cm" presentation:class="outline">
          <draw:text-box>
            <text:list text:style-name="L2">
              <text:list-item>
                <text:p>Trap and Instruction plugins must record the values of everything that will change in the change object</text:p>
              </text:list-item>
              <text:list-item>
                <text:p>This is to get back stepping working, without this code the lc3 may not be able to get into its previous state when the back step button is used.</text:p>
              </text:list-item>
              <text:list-item>
                <text:p>Do not worry about saving PC, R7, or NZP bits they are automatically saved.</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lc3 state change an aside.</text:p>
          </draw:text-box>
        </draw:frame>
        <draw:frame presentation:style-name="pr4" draw:text-style-name="P2" draw:layer="layout" svg:width="25.199cm" svg:height="12.179cm" svg:x="1.4cm" svg:y="4.914cm" presentation:class="outline">
          <draw:text-box>
            <text:list text:style-name="L2">
              <text:list-header>
                <text:p><text:span text:style-name="T1">enum lc3_change_t</text:span></text:p>
                <text:p><text:span text:style-name="T1">{</text:span></text:p>
                <text:p><text:span text:style-name="T1"><text:s text:c="4"/></text:span><text:span text:style-name="T1">LC3_NO_CHANGE = 0,</text:span></text:p>
                <text:p><text:span text:style-name="T1"><text:s text:c="4"/></text:span><text:span text:style-name="T1">LC3_REGISTER_CHANGE = 1,</text:span></text:p>
                <text:p><text:span text:style-name="T1"><text:s text:c="4"/></text:span><text:span text:style-name="T1">LC3_MEMORY_CHANGE = 2,</text:span></text:p>
                <text:p><text:span text:style-name="T1"><text:s text:c="4"/></text:span><text:span text:style-name="T1">LC3_MULTI_CHANGE = 3, <text:s text:c="6"/>// Multiple registers / memory addresses or both have changed. <text:s/>For plugins.</text:span></text:p>
                <text:p><text:span text:style-name="T1"><text:s text:c="4"/></text:span><text:span text:style-name="T1">LC3_SUBROUTINE_BEGIN = 4,</text:span></text:p>
                <text:p><text:span text:style-name="T1"><text:s text:c="4"/></text:span><text:span text:style-name="T1">LC3_SUBROUTINE_END = 5,</text:span></text:p>
                <text:p><text:span text:style-name="T1"><text:s text:c="4"/></text:span><text:span text:style-name="T1">LC3_INTERRUPT_BEGIN = 6, <text:s text:c="3"/>// Signals begin of interrupt can't backstep past this. (this will be in the undo stack while the interrupt is handled)</text:span></text:p>
                <text:p><text:span text:style-name="T1"><text:s text:c="4"/></text:span><text:span text:style-name="T1">LC3_INTERRUPT_END = 7, <text:s text:c="5"/>// Signals end of interrupt (this will never be in the undo stack)</text:span></text:p>
                <text:p><text:span text:style-name="T1"><text:s text:c="4"/></text:span><text:span text:style-name="T1">LC3_INTERRUPT = 8, <text:s text:c="9"/>// Signals a processed interrupt. (LC3_INTERRUPT_BEGIN changes to this after its processed.</text:span></text:p>
                <text:p><text:span text:style-name="T1">};</text:span></text:p>
                <text:p><text:span text:style-name="T1"/></text:p>
                <text:p><text:span text:style-name="T1"/></text:p>
                <text:p><text:span text:style-name="T1">typedef struct lc3_state_change</text:span></text:p>
                <text:p><text:span text:style-name="T1">{</text:span></text:p>
                <text:p><text:span text:style-name="T1"><text:s text:c="4"/></text:span><text:span text:style-name="T1">unsigned short pc;</text:span></text:p>
                <text:p><text:span text:style-name="T1"><text:s text:c="4"/></text:span><text:span text:style-name="T1">short r7; /* In the case of fake traps two registers can be modified. So we have a special place for r7*/</text:span></text:p>
                <text:p><text:span text:style-name="T1"><text:s text:c="4"/></text:span><text:span text:style-name="T1">unsigned char n:1;</text:span></text:p>
                <text:p><text:span text:style-name="T1"><text:s text:c="4"/></text:span><text:span text:style-name="T1">unsigned char z:1;</text:span></text:p>
                <text:p><text:span text:style-name="T1"><text:s text:c="4"/></text:span><text:span text:style-name="T1">unsigned char p:1;</text:span></text:p>
                <text:p><text:span text:style-name="T1"><text:s text:c="4"/></text:span><text:span text:style-name="T1">unsigned char halted:1;</text:span></text:p>
                <text:p><text:span text:style-name="T1"><text:s text:c="4"/></text:span><text:span text:style-name="T1">unsigned char changes:4;</text:span></text:p>
                <text:p><text:span text:style-name="T1"><text:s text:c="4"/></text:span><text:span text:style-name="T1">unsigned short location;</text:span></text:p>
                <text:p><text:span text:style-name="T1"><text:s text:c="4"/></text:span><text:span text:style-name="T1">unsigned short value;</text:span></text:p>
                <text:p><text:span text:style-name="T1"><text:s text:c="4"/></text:span><text:span text:style-name="T1">unsigned int warnings;</text:span></text:p>
                <text:p><text:span text:style-name="T1"><text:s text:c="4"/></text:span><text:span text:style-name="T1">unsigned int executions; <text:s text:c="11"/>// Only used for changes = LC3_INTERRUPT(_BEGIN) otherwise we know its changed by 1.</text:span></text:p>
                <text:p><text:span text:style-name="T1"><text:s text:c="4"/></text:span><text:span text:style-name="T1">lc3_subroutine_call subroutine; <text:s text:c="4"/>// Only used for changes = LC3_SUBROUTINE_*</text:span></text:p>
                <text:p><text:span text:style-name="T1"><text:s text:c="4"/></text:span><text:span text:style-name="T1">std::vector&lt;lc3_change_info&gt; info; <text:s/>// Only used for changes = LC3_MULTI_CHANGE</text:span></text:p>
                <text:p><text:span text:style-name="T1">} lc3_state_change;</text:span></text:p>
              </text:list-header>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est program for UDIV</text:p>
          </draw:text-box>
        </draw:frame>
        <draw:frame presentation:style-name="pr4" draw:layer="layout" svg:width="25.199cm" svg:height="12.179cm" svg:x="1.4cm" svg:y="4.914cm" presentation:class="outline" presentation:user-transformed="true">
          <draw:text-box>
            <text:list text:style-name="L2">
              <text:list-header>
                <text:p>;@plugin filename=lc3_udiv vector=x80</text:p>
                <text:p/>
                <text:p>.orig x3000</text:p>
                <text:list>
                  <text:list-header>
                    <text:p>LD R0, A</text:p>
                    <text:p>LD R1, B</text:p>
                    <text:p>udiv ; or trap x80</text:p>
                    <text:p>HALT</text:p>
                    <text:p/>
                    <text:p>A .fill 2000</text:p>
                    <text:p>B .fill 8</text:p>
                  </text:list-header>
                </text:list>
                <text:p/>
                <text:p>.end</text:p>
                <text:p/>
              </text:list-header>
            </text:list>
          </draw:text-box>
        </draw:frame>
        <draw:custom-shape draw:style-name="gr2" draw:text-style-name="P1" draw:layer="layout" svg:width="7.366cm" svg:height="2.286cm" svg:x="14.478cm" svg:y="9.398cm">
          <text:p text:style-name="P1">Plugin is called here</text:p>
          <draw:enhanced-geometry svg:viewBox="0 0 21600 21600" draw:type="rectangle" draw:enhanced-path="M 0 0 L 21600 0 21600 21600 0 21600 0 0 Z N"/>
        </draw:custom-shape>
        <draw:line draw:style-name="gr5" draw:text-style-name="P1" draw:layer="layout" svg:x1="14.478cm" svg:y1="10.414cm" svg:x2="7.62cm" svg:y2="10.414cm">
          <text:p/>
        </draw:lin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xamples</text:p>
          </draw:text-box>
        </draw:frame>
        <draw:frame presentation:style-name="pr4" draw:layer="layout" svg:width="25.199cm" svg:height="12.179cm" svg:x="1.4cm" svg:y="4.914cm" presentation:class="outline">
          <draw:text-box>
            <text:list text:style-name="L2">
              <text:list-item>
                <text:p>Device register plugin → Random Number generator lc3_plugins/random.cpp</text:p>
              </text:list-item>
              <text:list-item>
                <text:p>Trap subroutine plugin → UDIV lc3_plugins/udiv.cpp</text:p>
              </text:list-item>
              <text:list-item>
                <text:p>Instruction plugin → Multiply Instruction lc3_plugins/multiply.cpp</text:p>
              </text:list-item>
              <text:list-item>
                <text:p>Custom plugin → BWLCD / ColorLCD <text:s/>lc3_plugins/bwlcd.cpp lc3_plugins/colorlcd.cpp</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andon </meta:initial-creator>
    <meta:creation-date>2014-09-27T10:58:13.070567068</meta:creation-date>
    <dc:date>2014-09-27T18:17:04.544739332</dc:date>
    <dc:creator>brandon </dc:creator>
    <meta:editing-duration>PT6M52S</meta:editing-duration>
    <meta:editing-cycles>2</meta:editing-cycles>
    <meta:generator>LibreOffice/4.2.6.3$Linux_X86_64 LibreOffice_project/420m0$Build-3</meta:generator>
    <meta:document-statistic meta:object-count="126"/>
  </office:meta>
</office:document-meta>
</file>